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12bd5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2bd5b" officeooo:paragraph-rsid="001a454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a2ed1" officeooo:paragraph-rsid="001a2ed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c6c24" officeooo:paragraph-rsid="001c6c24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73e9c" officeooo:paragraph-rsid="00173e9c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T1" style:family="text">
      <style:text-properties officeooo:rsid="0014a0c8"/>
    </style:style>
    <style:style style:name="T2" style:family="text">
      <style:text-properties officeooo:rsid="0015d417"/>
    </style:style>
    <style:style style:name="T3" style:family="text">
      <style:text-properties officeooo:rsid="00173e9c"/>
    </style:style>
    <style:style style:name="T4" style:family="text">
      <style:text-properties officeooo:rsid="0017fb8b"/>
    </style:style>
    <style:style style:name="T5" style:family="text">
      <style:text-properties officeooo:rsid="0012bd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Phần mềm soạn nhạc: Lilypond 2.22, Frescobaldi 3.0</text:span></text:p>
      <text:p text:style-name="P4">Phần mềm khác: LibreOffice 6.4, <text:span text:style-name="T4">Ubuntu 20</text:span>, <text:span text:style-name="T1">pdflatex 3, </text:span><text:span text:style-name="T2">pdftk 3, </text:span><text:span text:style-name="T3">pdfjam 3</text:span></text:p>
      <text:p text:style-name="P5">Ảnh bìa: https://publicdomainvectors.org/download.php?file=Deer-2-.svg</text:p>
      <text:p text:style-name="P6">Nguồn: https://github.com/dhoangtu/thanhcalilypond</text:p>
      <text:p text:style-name="P7">Hoàn thành tháng 7/202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22cm" fo:margin-right="3.06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7:11:47.534755946</meta:creation-date>
    <dc:date>2021-06-25T12:04:28.655197931</dc:date>
    <meta:editing-duration>PT24M11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5" meta:word-count="30" meta:character-count="265" meta:non-whitespace-character-count="240"/>
  </office:meta>
</office:document-meta>
</file>